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cc" draw:textarea-horizontal-align="justify" draw:textarea-vertical-align="middle" draw:auto-grow-height="false" fo:min-height="1.466cm" fo:min-width="3.416cm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min-height="1.466cm" fo:min-width="3.416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fill-color="#99cccc" draw:textarea-vertical-align="middle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1.466cm" fo:min-width="3.416cm"/>
    </style:style>
    <style:style style:name="gr5" style:family="graphic" style:parent-style-name="standard">
      <style:graphic-properties draw:fill-color="#996633" draw:textarea-horizontal-align="justify" draw:textarea-vertical-align="middle" draw:auto-grow-height="false" fo:min-height="1.466cm" fo:min-width="3.416cm"/>
    </style:style>
    <style:style style:name="P1" style:family="paragraph">
      <style:paragraph-properties fo:text-align="center"/>
    </style:style>
    <style:style style:name="P2" style:family="paragraph">
      <loext:graphic-properties draw:fill-color="#99cccc"/>
      <style:paragraph-properties fo:text-align="center"/>
    </style:style>
    <style:style style:name="P3" style:family="paragraph">
      <loext:graphic-properties draw:fill-color="#aecf00"/>
      <style:paragraph-properties fo:text-align="center"/>
    </style:style>
    <style:style style:name="P4" style:family="paragraph">
      <loext:graphic-properties draw:fill="none" draw:fill-color="#99cccc"/>
      <style:paragraph-properties fo:text-align="center"/>
    </style:style>
    <style:style style:name="P5" style:family="paragraph">
      <loext:graphic-properties draw:fill-color="#ff8080"/>
      <style:paragraph-properties fo:text-align="center"/>
    </style:style>
    <style:style style:name="P6" style:family="paragraph">
      <loext:graphic-properties draw:fill-color="#9966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cm" svg:height="1.9cm" svg:x="1.3cm" svg:y="1.5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4.1cm" svg:height="1.9cm" svg:x="15.438cm" svg:y="1.5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5.4cm" svg:y1="2.45cm" svg:x2="15.438cm" svg:y2="2.45cm" draw:start-shape="id1" draw:start-glue-point="1" draw:end-shape="id2" draw:end-glue-point="3" svg:d="M5400 2450h10038" svg:viewBox="0 0 10039 1">
          <text:p/>
        </draw:connector>
        <draw:custom-shape draw:style-name="gr1" draw:text-style-name="P2" xml:id="id3" draw:id="id3" draw:layer="layout" svg:width="4.1cm" svg:height="1.9cm" svg:x="1.3cm" svg:y="5.9cm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4.1cm" svg:height="1.9cm" svg:x="8.3cm" svg:y="5.9cm">
          <text:p text:style-name="P1">Mock </text:p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5.4cm" svg:y1="6.85cm" svg:x2="8.3cm" svg:y2="6.85cm" draw:start-shape="id3" draw:start-glue-point="1" draw:end-shape="id4" draw:end-glue-point="3" svg:d="M5400 6850h2900" svg:viewBox="0 0 2901 1">
          <text:p/>
        </draw:connector>
        <draw:custom-shape draw:style-name="gr5" draw:text-style-name="P6" xml:id="id5" draw:id="id5" draw:layer="layout" svg:width="4.1cm" svg:height="1.9cm" svg:x="8.3cm" svg:y="8.7cm">
          <text:p text:style-name="P1">Test</text:p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4.1cm" svg:height="1.9cm" svg:x="15.5cm" svg:y="8.7cm">
          <text:p text:style-name="P1">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2.4cm" svg:y1="9.65cm" svg:x2="15.5cm" svg:y2="9.65cm" draw:start-shape="id5" draw:start-glue-point="1" draw:end-shape="id6" svg:d="M12400 9650h3100" svg:viewBox="0 0 3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08:52:05.998689171</meta:creation-date>
    <dc:date>2016-04-18T09:13:08.522987335</dc:date>
    <meta:editing-duration>PT5M52S</meta:editing-duration>
    <meta:editing-cycles>1</meta:editing-cycles>
    <meta:document-statistic meta:object-count="9"/>
    <meta:generator>LibreOffice/4.4.6.3$Linux_X86_64 LibreOffice_project/40m0$Build-3</meta:generator>
  </office:meta>
</office:document-meta>
</file>